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48in" fo:margin-right="1.9583in" fo:text-indent="0in" style:auto-text-indent="false" style:text-autospace="none"/>
      <style:text-properties style:use-window-font-color="true" style:font-name="Verdana" fo:font-size="12pt" style:font-name-asian="Arial1" style:font-size-asian="12pt" style:font-name-complex="Arial1" style:font-size-complex="12pt"/>
    </style:style>
    <style:style style:name="P2"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3"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4" style:family="paragraph" style:parent-style-name="Standard">
      <style:paragraph-properties fo:margin-left="0in" fo:margin-right="1.9583in" fo:text-indent="0in" style:auto-text-indent="false" style:text-autospace="none"/>
      <style:text-properties style:use-window-font-color="true" style:font-name="Verdana" fo:font-size="12pt" style:font-name-asian="Arial1" style:font-size-asian="12pt" style:font-name-complex="Arial1" style:font-size-complex="12pt"/>
    </style:style>
    <style:style style:name="P5"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T1" style:family="text">
      <style:text-properties style:font-name-asian="MS Shell DLg" style:font-name-complex="MS Shell DL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hate it when in a zombie movie the main character's get their ass kicked for a while until they discover they need to shoot them into the head. I mean Cmon! Why didn't you try that before you shot them in the hand. Sure, you may not be a doctor, but you could take a educated guess on this one. Head first. Fuckin' ASAP.</text:p>
      <text:p text:style-name="P4"/>
      <text:p text:style-name="P1">We live in a democratic society so tell me how can the first season of Married with Children cost the same as the Godfather trilogy. <text:s/>Who the fuck let that happen? <text:s/>If that shit happened 200 years ago we would be marching in the streets and slaying all of our politicians.</text:p>
      <text:p text:style-name="P1"/>
      <text:p text:style-name="P2">Super bowl Sunday is a time when all the dumbest people assemble to watch the same commercials and shit at the same time causing havoc for urban sewage systems.</text:p>
      <text:p text:style-name="P2"/>
      <text:p text:style-name="P2">There is nothing dumber than reality television. <text:s/>On Hells Kitchen for 10 minutes they played stressful anxious music over people cutting fish into 6 oz portions with GASP!!! No scale! <text:s/>The best part was when they came back from the commercial they had a recap of what happened before the break just in case anyone was lost. They honestly think your that retarded. No. Seriously. They treat us like children. And just like real life for cutting the fish perfectly they got to ride a yaught. Dumb fucks.</text:p>
      <text:p text:style-name="P2"/>
      <text:p text:style-name="P2">Movie Ideas:</text:p>
      <text:p text:style-name="P2"/>
      <text:p text:style-name="P3">Bill and Ted go back to medieval times to save the princesses but oh snap its Marty and Doc and there stuck in time! Will they be able to save the day with Einsteins help?</text:p>
      <text:p text:style-name="P3"/>
      <text:p text:style-name="P2"><text:span text:style-name="T1">Attack! Of the </text:span>Dodecahedron! Wow what a wonderful night. Oh my god is that a dodecahedron run! Later <text:s/>that evening. Hey bobby look is that a circle? No You fool RUNNNNN!!</text:p>
      <text:p text:style-name="P2"/>
      <text:p text:style-name="P2">Richie Rich with Maccoulugh Culkin was made to advertise that fucking cool ass rocket. It's a camp conspiracy.</text:p>
      <text:p text:style-name="P2"><text:soft-page-break/></text:p>
      <text:p text:style-name="P2">Michael Moore should do a documentary on obesity.</text:p>
      <text:p text:style-name="P2"/>
      <text:p text:style-name="P2">The secret to being extreme on the Youtube is to say what you are going to do and then d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4-28T21:43:35.67</meta:creation-date>
    <dc:date>2009-07-17T09:36:05.18</dc:date>
    <dc:creator>Colton Phillips</dc:creator>
    <meta:editing-duration>PT00H36M36S</meta:editing-duration>
    <meta:editing-cycles>6</meta:editing-cycles>
    <meta:generator>OpenOffice.org/3.0$Win32 OpenOffice.org_project/300m15$Build-9379</meta:generator>
    <meta:document-statistic meta:table-count="0" meta:image-count="0" meta:object-count="0" meta:page-count="2" meta:paragraph-count="10" meta:word-count="348" meta:character-count="1861"/>
  </office:meta>
</office:document-meta>
</file>